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a39" officeooo:paragraph-rsid="00126a39"/>
    </style:style>
    <style:style style:name="P2" style:family="paragraph" style:parent-style-name="Standard">
      <style:paragraph-properties fo:text-align="center" style:justify-single-word="false"/>
      <style:text-properties officeooo:rsid="00126a39" officeooo:paragraph-rsid="00126a39"/>
    </style:style>
    <style:style style:name="P3" style:family="paragraph" style:parent-style-name="Standard">
      <style:paragraph-properties fo:text-align="center" style:justify-single-word="false"/>
      <style:text-properties fo:font-size="16pt" officeooo:rsid="00126a39" officeooo:paragraph-rsid="00126a39" style:font-size-asian="16pt" style:font-size-complex="16pt"/>
    </style:style>
    <style:style style:name="P4" style:family="paragraph" style:parent-style-name="Standard">
      <style:text-properties officeooo:rsid="00004057" officeooo:paragraph-rsid="00126a39"/>
    </style:style>
    <style:style style:name="P5" style:family="paragraph" style:parent-style-name="Standard">
      <style:text-properties fo:font-size="14pt" officeooo:rsid="00126a39" officeooo:paragraph-rsid="00126a39" style:font-size-asian="14pt" style:font-size-complex="14pt"/>
    </style:style>
    <style:style style:name="P6" style:family="paragraph" style:parent-style-name="Standard">
      <style:text-properties fo:font-size="14pt" officeooo:rsid="0013eb79" officeooo:paragraph-rsid="0013eb79" style:font-size-asian="14pt" style:font-size-complex="14pt"/>
    </style:style>
    <style:style style:name="P7" style:family="paragraph" style:parent-style-name="Standard">
      <style:text-properties officeooo:rsid="0013eb79" officeooo:paragraph-rsid="0013eb79"/>
    </style:style>
    <style:style style:name="P8" style:family="paragraph" style:parent-style-name="Standard">
      <style:text-properties officeooo:rsid="001594dc" officeooo:paragraph-rsid="001594dc"/>
    </style:style>
    <style:style style:name="T1" style:family="text">
      <style:text-properties officeooo:rsid="00126a39"/>
    </style:style>
    <style:style style:name="T2" style:family="text">
      <style:text-properties officeooo:rsid="0000a2c5"/>
    </style:style>
    <style:style style:name="T3" style:family="text">
      <style:text-properties officeooo:rsid="0013eb79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 : Lab on Naive Bayes and Decision Trees</text:p>
      <text:p text:style-name="P3"/>
      <text:p text:style-name="P2">Yanting LI</text:p>
      <text:p text:style-name="P1"/>
      <text:p text:style-name="P5">1 Naive Bayes Classifier</text:p>
      <text:p text:style-name="P6">[naiveBayes.py]</text:p>
      <text:p text:style-name="P6">[kFoldCross.py]</text:p>
      <text:p text:style-name="P5"/>
      <text:p text:style-name="P4">In this program, <text:span text:style-name="T1">2</text:span>0 documents was included, in which <text:span text:style-name="T1">12</text:span> documents are clarified of the company 'apple', <text:span text:style-name="T2">and the others are labeled as the fruit. These documents are collected from Wikipedia and the recent news (about the comany Apple).</text:span></text:p>
      <text:p text:style-name="P4"/>
      <text:p text:style-name="P1">In the k-fold cross validation, the data set was splited into 10 (where n_splits = 10).</text:p>
      <text:p text:style-name="P1">The <text:s/>k-fold cross validation program includes 4 stapes (which named as Etape 1 to Etape 5) :</text:p>
      <text:p text:style-name="P1">Etape 1 : <text:s/>Deviding the data set into 10</text:p>
      <text:p text:style-name="P1">Etape 2 : <text:s/>for i in range(n_splits), using the i th subset as the test set and others to be the n_splits-1 training sets. </text:p>
      <text:p text:style-name="P1">Etape 3 : <text:s/>using each of the training sets to train the model and get the score and save as a array.</text:p>
      <text:p text:style-name="P1">Etape 4 : <text:s/>Calculating the <text:span text:style-name="T4">average accuracy</text:span>(score) <text:span text:style-name="T3">from the result array in Etape 3.</text:span></text:p>
      <text:p text:style-name="P1"/>
      <text:p text:style-name="P1">In the program, I have only finished the 1 2 and 3 Etape, there is some problem to be solved in the Etape 4.</text:p>
      <text:p text:style-name="P1"><text:s/></text:p>
      <text:p text:style-name="P1"/>
      <text:p text:style-name="P6">2 Decision Tree Classifier</text:p>
      <text:p text:style-name="P6">[decisionTree.py]</text:p>
      <text:p text:style-name="P7"/>
      <text:p text:style-name="P8">2.2</text:p>
      <text:p text:style-name="P8">(0.44182378391560051, 0.63817621608439956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ting Li</meta:initial-creator>
    <meta:creation-date>2016-11-02T11:09:38.870579737</meta:creation-date>
    <dc:date>2016-11-02T12:45:32.876559666</dc:date>
    <dc:creator>Yanting Li</dc:creator>
    <meta:editing-duration>PT50M3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190" meta:character-count="1067" meta:non-whitespace-character-count="887"/>
  </office:meta>
</office:document-meta>
</file>